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7cf0" officeooo:paragraph-rsid="001c7cf0"/>
    </style:style>
    <style:style style:name="P2" style:family="paragraph" style:parent-style-name="Standard">
      <style:text-properties officeooo:rsid="001d599d" officeooo:paragraph-rsid="001d599d"/>
    </style:style>
    <style:style style:name="P3" style:family="paragraph" style:parent-style-name="Standard">
      <style:text-properties officeooo:rsid="001d599d" officeooo:paragraph-rsid="001f80a9"/>
    </style:style>
    <style:style style:name="P4" style:family="paragraph" style:parent-style-name="Standard">
      <style:text-properties officeooo:rsid="001d599d" officeooo:paragraph-rsid="001fc598"/>
    </style:style>
    <style:style style:name="P5" style:family="paragraph" style:parent-style-name="Standard">
      <style:text-properties officeooo:rsid="001d599d" officeooo:paragraph-rsid="00288345"/>
    </style:style>
    <style:style style:name="P6" style:family="paragraph" style:parent-style-name="Standard">
      <style:text-properties officeooo:rsid="001d599d" officeooo:paragraph-rsid="002b4c3a"/>
    </style:style>
    <style:style style:name="P7" style:family="paragraph" style:parent-style-name="Standard">
      <style:text-properties officeooo:rsid="001d599d" officeooo:paragraph-rsid="00304500"/>
    </style:style>
    <style:style style:name="P8" style:family="paragraph" style:parent-style-name="Standard">
      <style:text-properties officeooo:rsid="001f0341" officeooo:paragraph-rsid="001f0341"/>
    </style:style>
    <style:style style:name="P9" style:family="paragraph" style:parent-style-name="Standard">
      <style:text-properties officeooo:rsid="001f0341" officeooo:paragraph-rsid="0029f2fa"/>
    </style:style>
    <style:style style:name="P10" style:family="paragraph" style:parent-style-name="Standard">
      <style:text-properties officeooo:rsid="001f80a9" officeooo:paragraph-rsid="001f80a9"/>
    </style:style>
    <style:style style:name="P11" style:family="paragraph" style:parent-style-name="Standard">
      <style:text-properties officeooo:rsid="001fc76a" officeooo:paragraph-rsid="00304500"/>
    </style:style>
    <style:style style:name="P12" style:family="paragraph" style:parent-style-name="Standard">
      <style:text-properties officeooo:rsid="00228aad" officeooo:paragraph-rsid="00228aad"/>
    </style:style>
    <style:style style:name="P13" style:family="paragraph" style:parent-style-name="Standard">
      <style:text-properties officeooo:rsid="0023d7f7" officeooo:paragraph-rsid="0023d7f7"/>
    </style:style>
    <style:style style:name="P14" style:family="paragraph" style:parent-style-name="Standard">
      <style:text-properties officeooo:rsid="0028ed90" officeooo:paragraph-rsid="0028ed90"/>
    </style:style>
    <style:style style:name="P15" style:family="paragraph" style:parent-style-name="Standard">
      <style:text-properties officeooo:rsid="00292e23" officeooo:paragraph-rsid="00292e23"/>
    </style:style>
    <style:style style:name="P16" style:family="paragraph" style:parent-style-name="Standard">
      <style:text-properties officeooo:rsid="0029f2fa" officeooo:paragraph-rsid="0029f2fa"/>
    </style:style>
    <style:style style:name="P17" style:family="paragraph" style:parent-style-name="Frame_20_contents">
      <style:text-properties officeooo:rsid="0029f2fa" officeooo:paragraph-rsid="0029f2fa"/>
    </style:style>
    <style:style style:name="T1" style:family="text">
      <style:text-properties style:font-name="Nimbus Roman No9 L1" style:font-name-asian="Nimbus Roman No9 L1" style:font-name-complex="Nimbus Roman No9 L1"/>
    </style:style>
    <style:style style:name="T2" style:family="text">
      <style:text-properties style:font-name="Nimbus Roman No9 L1" officeooo:rsid="001f0341" style:font-name-asian="Nimbus Roman No9 L1" style:font-name-complex="Nimbus Roman No9 L1"/>
    </style:style>
    <style:style style:name="T3" style:family="text">
      <style:text-properties style:font-name="Nimbus Roman No9 L1" officeooo:rsid="001f80a9" style:font-name-asian="Nimbus Roman No9 L1" style:font-name-complex="Nimbus Roman No9 L1"/>
    </style:style>
    <style:style style:name="T4" style:family="text">
      <style:text-properties style:font-name="Nimbus Roman No9 L1" officeooo:rsid="001fc598" style:font-name-asian="Nimbus Roman No9 L1" style:font-name-complex="Nimbus Roman No9 L1"/>
    </style:style>
    <style:style style:name="T5" style:family="text">
      <style:text-properties style:font-name="Nimbus Roman No9 L1" officeooo:rsid="00288345" style:font-name-asian="Nimbus Roman No9 L1" style:font-name-complex="Nimbus Roman No9 L1"/>
    </style:style>
    <style:style style:name="T6" style:family="text">
      <style:text-properties style:font-name="Nimbus Roman No9 L1" officeooo:rsid="002b4c3a" style:font-name-asian="Nimbus Roman No9 L1" style:font-name-complex="Nimbus Roman No9 L1"/>
    </style:style>
    <style:style style:name="T7" style:family="text">
      <style:text-properties style:font-name="Nimbus Roman No9 L1" officeooo:rsid="002d41ce" style:font-name-asian="Nimbus Roman No9 L1" style:font-name-complex="Nimbus Roman No9 L1"/>
    </style:style>
    <style:style style:name="T8" style:family="text">
      <style:text-properties style:text-position="sub 58%" style:font-name="Nimbus Roman No9 L1" style:font-name-asian="Nimbus Roman No9 L1" style:font-size-asian="10.5pt" style:font-name-complex="Nimbus Roman No9 L1"/>
    </style:style>
    <style:style style:name="T9" style:family="text">
      <style:text-properties style:text-position="sub 58%" style:font-name="Nimbus Roman No9 L1" officeooo:rsid="001d599d" style:font-name-asian="Nimbus Roman No9 L1" style:font-size-asian="10.5pt" style:font-name-complex="Nimbus Roman No9 L1"/>
    </style:style>
    <style:style style:name="T10" style:family="text">
      <style:text-properties officeooo:rsid="00334967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Problema</text:p>
      <text:p text:style-name="P1"/>
      <text:p text:style-name="P8">Se definen</text:p>
      <text:p text:style-name="P8">array salas</text:p>
      <text:p text:style-name="P8">array charlas</text:p>
      <text:p text:style-name="P8"/>
      <text:p text:style-name="P16">Las estructuras para el problem<text:span text:style-name="T10">a</text:span> son:</text:p>
      <text:p text:style-name="P9"><draw:frame draw:style-name="fr1" draw:name="Frame1" text:anchor-type="paragraph" svg:x="0.506cm" svg:y="0.517cm" svg:width="9.035cm" draw:z-index="5"><draw:text-box fo:min-height="3.708cm"><text:p text:style-name="P17">Charla</text:p><text:p text:style-name="P17"><text:tab/>inicio : unsigned int</text:p><text:p text:style-name="P17"><text:tab/>fin : unsigned int</text:p><text:p text:style-name="P17"><text:tab/>asistentes : unsigned int /*cantidad <text:tab/><text:tab/> <text:s text:c="19"/>esperada de asistentes*/</text:p></draw:text-box></draw:frame></text:p>
      <text:p text:style-name="P8"><draw:frame draw:style-name="fr2" draw:name="Frame2" text:anchor-type="paragraph" svg:x="11.033cm" svg:y="0.002cm" svg:width="5.86cm" draw:z-index="6"><draw:text-box fo:min-height="3.607cm"><text:p text:style-name="P17">Sala</text:p><text:p text:style-name="P17"><text:tab/>inicio : unsigned int</text:p><text:p text:style-name="P17"><text:tab/>fin: unsigned int</text:p></draw:text-box></draw:frame></text:p>
      <text:p text:style-name="P8"/>
      <text:p text:style-name="P8"/>
      <text:p text:style-name="P8"/>
      <text:p text:style-name="P8"/>
      <text:p text:style-name="P8"/>
      <text:p text:style-name="P1"/>
      <text:p text:style-name="P1">Caso m=1 siendo m la cantidad de salas disponibles</text:p>
      <text:p text:style-name="P1"/>
      <text:p text:style-name="P2"><text:span text:style-name="T1">□ Forma de solución</text:span></text:p>
      <text:p text:style-name="P2"><text:span text:style-name="T1">k variable de la forma <text:s/>&lt;x</text:span><text:span text:style-name="T8">0</text:span><text:span text:style-name="T1">, … , x</text:span><text:span text:style-name="T8">k-1</text:span><text:span text:style-name="T1">&gt; con </text:span><text:span text:style-name="T1"><draw:frame draw:style-name="fr3" draw:name="Object1" text:anchor-type="as-char" svg:y="-0.393cm" svg:width="1.686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y n = |charlas|</text:span></text:p>
      <text:p text:style-name="P8"><text:span text:style-name="T1">x</text:span><text:span text:style-name="T9">i</text:span><text:span text:style-name="T1"> representa el índice de un elemento del conjunto charlas para i=0, … , k-1</text:span></text:p>
      <text:p text:style-name="P8"><text:span text:style-name="T1"/></text:p>
      <text:p text:style-name="P3"><text:span text:style-name="T1">□</text:span><text:span text:style-name="T3"> Restricciones explícitas</text:span></text:p>
      <text:p text:style-name="P10"><text:span text:style-name="T1">xi ∈{0, … , n-1}para todo i </text:span><text:span text:style-name="T1"><draw:frame draw:style-name="fr3" draw:name="Object2" text:anchor-type="as-char" svg:y="-0.393cm" svg:width="2.194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><text:span text:style-name="T1"/></text:p>
      <text:p text:style-name="P4"><text:span text:style-name="T1">□ </text:span><text:span text:style-name="T4">Restricciones implícitas</text:span></text:p>
      <text:p text:style-name="P12"><text:span text:style-name="T4">D</text:span><text:span text:style-name="T1">os charlas pueden ser asignadas a la única sala del problema si sus horarios son compatibles.</text:span></text:p>
      <text:p text:style-name="P13"><text:span text:style-name="T1"><draw:frame draw:style-name="fr3" draw:name="Object4" text:anchor-type="as-char" svg:y="-0.393cm" svg:width="14.376cm" svg:height="0.513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><text:span text:style-name="T1"/></text:p>
      <text:p text:style-name="P11"><text:span text:style-name="T1">La suma del horario de las charlas no debe exceder el to</text:span><text:span text:style-name="T7">t</text:span><text:span text:style-name="T1">al de horas disponibles por la única sala.</text:span></text:p>
      <text:p text:style-name="P7"><text:span text:style-name="T4"><draw:frame draw:style-name="fr3" draw:name="Object3" text:anchor-type="as-char" svg:y="-0.914cm" svg:width="10.657cm" svg:height="1.75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7"><text:span text:style-name="T4"/></text:p>
      <text:p text:style-name="P5"><text:span text:style-name="T4">□ </text:span><text:span text:style-name="T5">Función objetivo</text:span></text:p>
      <text:p text:style-name="P5"><text:span text:style-name="T5"><draw:frame draw:style-name="fr3" draw:name="Object5" text:anchor-type="as-char" svg:y="-0.393cm" svg:width="8.107cm" svg:height="0.563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span text:style-name="T4"/></text:p>
      <text:p text:style-name="P14"><text:span text:style-name="T4">f</text:span><text:span text:style-name="T1">=max</text:span><text:span text:style-name="T8">t∈T</text:span><text:span text:style-name="T1">{cantAsistentes(t)}</text:span></text:p>
      <text:p text:style-name="P14"><text:span text:style-name="T1"/></text:p>
      <text:p text:style-name="P15"><text:span text:style-name="T1">cantAsistentes(t)= </text:span><text:span text:style-name="T1"><draw:frame draw:style-name="fr3" draw:name="Object6" text:anchor-type="as-char" svg:y="-0.728cm" svg:width="5.436cm" svg:height="1.169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5"><text:span text:style-name="T1"/></text:p>
      <text:p text:style-name="P6"><text:span text:style-name="T4"/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08:11:53.146795477</meta:creation-date>
    <dc:date>2015-10-21T09:30:28.628130630</dc:date>
    <meta:editing-duration>PT1H18M27S</meta:editing-duration>
    <meta:editing-cycles>24</meta:editing-cycles>
    <meta:generator>LibreOffice/5.0.1.2.0$Linux_X86_64 LibreOffice_project/00m0$Build-2</meta:generator>
    <meta:document-statistic meta:table-count="0" meta:image-count="0" meta:object-count="6" meta:page-count="1" meta:paragraph-count="27" meta:word-count="134" meta:character-count="797" meta:non-whitespace-character-count="657"/>
  </office:meta>
</office:document-meta>
</file>

<file path=Object 1/content.xml><?xml version="1.0" encoding="utf-8"?>
<math xmlns="http://www.w3.org/1998/Math/MathML" display="block">
  <semantics>
    <mrow>
      <mrow>
        <mn>0</mn>
        <mo stretchy="false">≤</mo>
        <mi>k</mi>
        <mo stretchy="false">&lt;</mo>
        <mi>n</mi>
      </mrow>
      <mspace/>
    </mrow>
    <annotation encoding="StarMath 5.0">0&lt;=k&lt;n `</annotation>
  </semantics>
</math>
</file>

<file path=Object 2/content.xml><?xml version="1.0" encoding="utf-8"?>
<math xmlns="http://www.w3.org/1998/Math/MathML" display="block">
  <semantics>
    <mrow>
      <mn>0</mn>
      <mo stretchy="false">≤</mo>
      <mi>i</mi>
      <mo stretchy="false">≤</mo>
      <mrow>
        <mi>k</mi>
        <mo stretchy="false">−</mo>
        <mn>1</mn>
      </mrow>
    </mrow>
    <annotation encoding="StarMath 5.0">0&lt;=i&lt;=k-1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k</mi>
                  <mo stretchy="false">−</mo>
                  <mn>1</mn>
                </mrow>
              </munderover>
              <mo stretchy="false">{</mo>
            </mrow>
            <mi mathvariant="italic">charlas</mi>
            <mrow>
              <mo fence="true" stretchy="false">[</mo>
              <mrow>
                <msub>
                  <mi>x</mi>
                  <mi>i</mi>
                </msub>
              </mrow>
              <mo fence="true" stretchy="false">]</mo>
            </mrow>
            <mn>.</mn>
            <mrow>
              <mi mathvariant="italic">fin</mi>
              <mo stretchy="false">−</mo>
              <mi mathvariant="italic">charlas</mi>
            </mrow>
            <mrow>
              <mo fence="true" stretchy="false">[</mo>
              <mrow>
                <msub>
                  <mi>x</mi>
                  <mi>i</mi>
                </msub>
              </mrow>
              <mo fence="true" stretchy="false">]</mo>
            </mrow>
            <mn>.</mn>
            <mi mathvariant="italic">inicio</mi>
            <mo stretchy="false">}</mo>
          </mrow>
        </mtd>
      </mtr>
      <mtr>
        <mtd>
          <mrow>
            <mrow>
              <msub>
                <mi>x</mi>
                <mi>i</mi>
              </msub>
              <mo stretchy="false">&lt;</mo>
              <msub>
                <mi>x</mi>
                <mrow>
                  <mi>i</mi>
                  <mo stretchy="false">+</mo>
                  <mn>1</mn>
                </mrow>
              </msub>
              <mo stretchy="false">≤</mo>
              <mi mathvariant="italic">salas</mi>
            </mrow>
            <mrow>
              <mo fence="true" stretchy="false">[</mo>
              <mrow>
                <mn>0</mn>
              </mrow>
              <mo fence="true" stretchy="false">]</mo>
            </mrow>
            <mn>.</mn>
            <mrow>
              <mi mathvariant="italic">fin</mi>
              <mo stretchy="false">−</mo>
              <mi mathvariant="italic">salas</mi>
            </mrow>
            <mrow>
              <mo fence="true" stretchy="false">[</mo>
              <mrow>
                <mn>0</mn>
              </mrow>
              <mo fence="true" stretchy="false">]</mo>
            </mrow>
            <mn>.</mn>
            <mi mathvariant="italic">inicio</mi>
            <mo stretchy="false">∀</mo>
            <mi>i</mi>
            <mi>,</mi>
            <mrow>
              <mn>0</mn>
              <mo stretchy="false">≤</mo>
              <mi>i</mi>
              <mo stretchy="false">≤</mo>
              <mrow>
                <mi>k</mi>
                <mo stretchy="false">−</mo>
                <mn>2</mn>
              </mrow>
            </mrow>
          </mrow>
        </mtd>
      </mtr>
    </mtable>
    <annotation encoding="StarMath 5.0">sum from{i=0} to{k-1} \{ charlas[x_i].fin - charlas[x_i].inicio \} newline x_i &lt; x_{i+1} &lt;= salas[0].fin - salas[0].inicio  forall i, 0&lt;=i &lt;= k-2</annotation>
  </semantics>
</math>
</file>

<file path=Object 4/content.xml><?xml version="1.0" encoding="utf-8"?>
<math xmlns="http://www.w3.org/1998/Math/MathML" display="block">
  <semantics>
    <mrow>
      <mo stretchy="false">∀</mo>
      <mi>i</mi>
      <mi>,</mi>
      <mrow>
        <mi>j</mi>
        <mo stretchy="false">∈</mo>
        <mspace width="0.5em"/>
      </mrow>
      <mi mathvariant="italic">charlas</mi>
      <mspace width="0.5em"/>
      <mi mathvariant="italic">si</mi>
      <mspace width="0.5em"/>
      <mi mathvariant="italic">no</mi>
      <mspace width="0.5em"/>
      <mi mathvariant="italic">compatibles</mi>
      <mo stretchy="false">(</mo>
      <mi>i</mi>
      <mi>,</mi>
      <mi>j</mi>
      <mo stretchy="false">)</mo>
      <mo stretchy="false">→</mo>
      <mo stretchy="false">{</mo>
      <mi>i</mi>
      <mi>,</mi>
      <mi>j</mi>
      <mrow>
        <mo stretchy="false">}</mo>
        <mo stretchy="false">∉</mo>
        <mi mathvariant="italic">Misma</mi>
      </mrow>
      <mspace width="0.5em"/>
      <mi mathvariant="italic">tupla</mi>
      <mspace width="0.5em"/>
      <mi mathvariant="italic">solución</mi>
    </mrow>
    <annotation encoding="StarMath 5.0">forall i,j in `charlas `si `no `compatibles\( i, j\ ) rightarrow \{ i,j \} notin Misma ` tupla `solución </annotation>
  </semantics>
</math>
</file>

<file path=Object 5/content.xml><?xml version="1.0" encoding="utf-8"?>
<math xmlns="http://www.w3.org/1998/Math/MathML" display="block">
  <semantics>
    <mrow>
      <mi>T</mi>
      <mrow>
        <mspace width="0.5em"/>
        <mo stretchy="false">=</mo>
        <mspace width="0.5em"/>
      </mrow>
      <mo stretchy="false">{</mo>
      <mrow>
        <mi>t</mi>
        <mo stretchy="false">=</mo>
        <mspace width="0.5em"/>
        <mo stretchy="false">&lt;</mo>
        <mspace width="0.5em"/>
      </mrow>
      <msub>
        <mi>x</mi>
        <mn>0,</mn>
      </msub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⋰</mo>
      <mspace width="0.5em"/>
      <mi>t</mi>
      <mspace width="0.5em"/>
      <mi mathvariant="italic">es</mi>
      <mspace width="0.5em"/>
      <mi mathvariant="italic">solución</mi>
      <mo stretchy="false">}</mo>
    </mrow>
    <annotation encoding="StarMath 5.0">T `= `\{ t= `&lt; `x_0, x_1, ..., x_{k-1} dotsup  `t `es `solución \} 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row>
            <mi>k</mi>
            <mo stretchy="false">−</mo>
            <mn>1</mn>
          </mrow>
        </munderover>
        <mi mathvariant="italic">charlas</mi>
      </mrow>
      <mrow>
        <mo fence="true" stretchy="false">[</mo>
        <mrow>
          <msub>
            <mi>x</mi>
            <mi>i</mi>
          </msub>
        </mrow>
        <mo fence="true" stretchy="false">]</mo>
      </mrow>
      <mn>.</mn>
      <mi mathvariant="italic">asistentes</mi>
    </mrow>
    <annotation encoding="StarMath 5.0">sum from{i=0} to{k-1} charlas[x_i ].asistentes </annotation>
  </semantics>
</math>
</file>